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093c40" officeooo:paragraph-rsid="00093c40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0a86f6" officeooo:paragraph-rsid="000a86f6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c52e7" officeooo:paragraph-rsid="000c52e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d053d" officeooo:paragraph-rsid="000d053d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0ecb8a" officeooo:paragraph-rsid="000ecb8a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text-underline-style="none" officeooo:rsid="00093c40" officeooo:paragraph-rsid="00093c40"/>
    </style:style>
    <style:style style:name="P7" style:family="paragraph" style:parent-style-name="Standard">
      <style:paragraph-properties fo:text-align="start" style:justify-single-word="false"/>
      <style:text-properties style:text-underline-style="none" officeooo:rsid="000a86f6" officeooo:paragraph-rsid="000a86f6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a86f6" officeooo:paragraph-rsid="000a86f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0c52e7" officeooo:paragraph-rsid="000c52e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underline-style="none" fo:font-weight="normal" officeooo:rsid="000d053d" officeooo:paragraph-rsid="000d053d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0ecb8a" officeooo:paragraph-rsid="000ecb8a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officeooo:rsid="000ecb8a" officeooo:paragraph-rsid="000ecb8a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bold" officeooo:rsid="000ecb8a" officeooo:paragraph-rsid="000ecb8a" style:font-weight-asian="bold" style:font-weight-complex="bold"/>
    </style:style>
    <style:style style:name="T1" style:family="text">
      <style:text-properties officeooo:rsid="000c52e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cumentation Site Web</text:p>
      <text:p text:style-name="P1"/>
      <text:p text:style-name="P6"/>
      <text:p text:style-name="P2">Identification :</text:p>
      <text:p text:style-name="P2"/>
      <text:p text:style-name="P7">Ils sera possible de se connecter avec deux utilisateurs Supervision et Maitenance.</text:p>
      <text:p text:style-name="P7"><text:tab/>L’utilisateur Supervision sera accessible à l’administrateur du site, il aura donc accès à toutes les fonctionnalités du site web (pages et changements de modes).</text:p>
      <text:p text:style-name="P7"><text:tab/>L’utilisateur Maintenance sera accessible au technicien, il aura accès à toutes les pages du site web mais pas aux changements de modes.</text:p>
      <text:p text:style-name="P7"/>
      <text:p text:style-name="P2">Géolocalisation :</text:p>
      <text:p text:style-name="P2"/>
      <text:p text:style-name="P8">Depuis cette page les utilisateurs pourront visualiser l’ensemble des véhicules de la société avec leur emplacement exacte sur une carte <text:span text:style-name="T1">en temps réel.</text:span></text:p>
      <text:p text:style-name="P9">Dans le tableau les utilisateurs pourront voir la plaque d’immatriculation, la zone, le numéro et l’état de chaque véhicule.</text:p>
      <text:p text:style-name="P9">Les états : </text:p>
      <text:p text:style-name="P9"><text:tab/><text:span text:style-name="T3">Vert:</text:span> Le véhicule ne recontre aucun soucis.</text:p>
      <text:p text:style-name="P9"><text:tab/><text:span text:style-name="T3">Orange : </text:span>Le véhicule a un soucis d’ordre technique.</text:p>
      <text:p text:style-name="P9"><text:tab/><text:span text:style-name="T3">Rouge : </text:span>Le véhicule est hors de sa zone.</text:p>
      <text:p text:style-name="P9"><text:tab/><text:span text:style-name="T3">Violet : </text:span>Le véhicule n’émet plus de signal GPS. Dans ce cas, le point affiché est la dernière position connue du véhicule.</text:p>
      <text:p text:style-name="P9"/>
      <text:p text:style-name="P9">Au survol du véhicule avec la souris, l’utilisateur pourra visualiser plusieurs données telles que le kilométrage, le nom du conducteur, ou encore sa vitesse.</text:p>
      <text:p text:style-name="P9"/>
      <text:p text:style-name="P3">Gestion :</text:p>
      <text:p text:style-name="P3"/>
      <text:p text:style-name="P10">Cette page sera spécifique au véhicule choisi. On pourra changer le mode du boitier (mode STANDARD, ECO, GPS, demande GPS) via un menu déroulant. Suite à la sélection d’un mode un popup modal de confirmation apparaîtra. </text:p>
      <text:p text:style-name="P10"/>
      <text:p text:style-name="P4">Données enregistrées :</text:p>
      <text:p text:style-name="P4"/>
      <text:p text:style-name="P11">Depuis cette page l’utilisateur pourra sélectionner la plaque d’immatriculation du véhicule dont il veut observer les données (également choisies) et la période d’affichage des données. </text:p>
      <text:p text:style-name="P11"/>
      <text:p text:style-name="P11">Les données présentes sur cette page seront celles récupérées sur la carte SD.</text:p>
      <text:p text:style-name="P11"/>
      <text:p text:style-name="P5">Données TR :</text:p>
      <text:p text:style-name="P5"><text:span text:style-name="T4"/></text:p>
      <text:p text:style-name="P11">Depuis cette page l’utilisateur pourra sélectionner la plaque d’immatriculation du véhicule dont il veut observer les données (également choisies) et la période d’affichage des données. </text:p>
      <text:p text:style-name="P11"/>
      <text:p text:style-name="P11">Les données présentes sur cette page seront celles envoyées par Sigfox.</text:p>
      <text:p text:style-name="P11"><text:span text:style-name="T4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oft-page-break/><text:span text:style-name="T2">Maintenance :</text:span></text:p>
      <text:p text:style-name="P12"/>
      <text:p text:style-name="P12">La page maintenance retrace les données d’un véhicule précedemment sélectionné. L’utilisateur pourra choisir la donné qu’il souhaite afficher ainsi que la période. En cliquant sur le bouton « Mode maintenance » deux boutons viendront le recouvrir :</text:p>
      <text:p text:style-name="P13"><text:tab/>« Télécharger les données boitier » :<text:span text:style-name="T5"> ouvre un popup avec la progress bar du téléchargement.</text:span></text:p>
      <text:p text:style-name="P13"><text:span text:style-name="T5"><text:tab/></text:span>« Formater la carte SD » : <text:span text:style-name="T5">ouvre un popup de confirmation pour vider totalement la carte S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3T14:29:49.341370361</meta:creation-date>
    <dc:date>2018-02-13T16:21:31.020225344</dc:date>
    <meta:editing-duration>PT8M21S</meta:editing-duration>
    <meta:editing-cycles>1</meta:editing-cycles>
    <meta:generator>LibreOffice/5.1.6.2.0$Linux_X86_64 LibreOffice_project/10$Build-2</meta:generator>
    <meta:document-statistic meta:table-count="0" meta:image-count="0" meta:object-count="0" meta:page-count="2" meta:paragraph-count="26" meta:word-count="372" meta:character-count="2374" meta:non-whitespace-character-count="2016"/>
  </office:meta>
</office:document-meta>
</file>